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nd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nd</text:h>
                    <text:list>
                        <text:list-item>
                            <text:h text:style-name="Heading_20_2" text:outline-level="2">Description</text:h>
                        </text:list-item>
                    </text:list>
                </text:list-item>
            </text:list>

            <text:p text:style-name="Standard">It is used to terminate the execution of a Flow.</text:p><text:p text:style-name="Standard">If it is inside the page, it means the end of the application execution. If it is a <text:span text:style-name="T1">Dashboard</text:span> project that is executed within the project editor, this means switching from <text:span text:style-name="T1">Run</text:span> mode to <text:span text:style-name="T1">Edit</text:span> mode. 
If it is a <text:span text:style-name="T1">Dashboard</text:span> running on the instrument, the execution will be interrupted and a <text:span text:style-name="T1">Start</text:span> button will appear with which the <text:span text:style-name="T1">Dasboard</text:span> can be restarted.
If it is <text:span text:style-name="T1">Dashboard</text:span> as a standalone application then the application will be closed.</text:p><text:p text:style-name="Standard">If it is used within a User action, it means the end of the execution of the User action and the activation of the standard sequence line at the point where the User action was called.</text:p><text:p text:style-name="Standard">This Action has no effect if it is inside a User widget in Flow.</text:p>

            
                <text:list xml:id="list_End2" text:continue-numbering="true" text:continue-list="list_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nd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nd6" text:continue-numbering="true" text:continue-list="list_End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nd7" text:continue-numbering="true" text:continue-list="list_End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nd8" text:continue-numbering="true" text:continue-list="list_End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nd9" text:continue-numbering="true" text:continue-list="list_En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End3" text:continue-numbering="true" text:continue-list="list_End2" text:style-name="Outline">
                    <text:list-item>
                        <text:list>
                            <text:list-item>
                                <text:h text:style-name="Heading_20_2" text:outline-level="2">Inputs</text:h>
                            </text:list-item>
                        </text:list>
                    </text:list-item>
                </text:list>

                
                            <text:list xml:id="list_End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End4" text:continue-numbering="true" text:continue-list="list_End3" text:style-name="Outline">
                    <text:list-item>
                        <text:list>
                            <text:list-item>
                                <text:h text:style-name="Heading_20_2" text:outline-level="2">Outputs</text:h>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